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Calibri2" svg:font-family="Calibri" style:font-pitch="variable"/>
    <style:font-face style:name="Courier New2" svg:font-family="'Courier New'" style:font-pitch="variable"/>
    <style:font-face style:name="Liberation Mono2" svg:font-family="'Liberation Mono', 'Courier New'" style:font-pitch="variable"/>
    <style:font-face style:name="Lohit Devanagari" svg:font-family="'Lohit Devanagari'" style:font-pitch="variable"/>
    <style:font-face style:name="Noto Sans CJK SC Regular" svg:font-family="'Noto Sans CJK SC Regular'" style:font-pitch="variable"/>
    <style:font-face style:name="Tahoma2" svg:font-family="Tahoma" style:font-pitch="variable"/>
    <style:font-face style:name="Times New Roman" svg:font-family="'Times New Roman'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3" svg:font-family="'Courier New'" style:font-family-generic="system" style:font-pitch="variable"/>
    <style:font-face style:name="Liberation Mono3" svg:font-family="'Liberation Mono'" style:font-family-generic="system" style:font-pitch="variable"/>
    <style:font-face style:name="Lohit Devanagari1" svg:font-family="'Lohit Devanagari'" style:font-family-generic="system" style:font-pitch="variable"/>
    <style:font-face style:name="Noto Sans CJK SC Regular1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style:font-name-asian="Times New Roman1" style:language-asian="pt" style:country-asian="BR" style:font-name-complex="Courier New3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orphans="2" fo:widows="2"/>
      <style:text-properties fo:font-variant="normal" fo:text-transform="none" style:text-line-through-style="none" style:text-line-through-type="none" style:font-name="Courier New" fo:letter-spacing="normal" fo:font-style="normal" style:text-underline-style="none" fo:font-weight="bold" officeooo:paragraph-rsid="001b36a3" style:text-blinking="false" style:font-style-asian="normal" style:font-weight-asian="bold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color="#000000" officeooo:paragraph-rsid="001bc07a"/>
    </style:style>
    <style:style style:name="P5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fo:font-style="normal" fo:font-weight="bold" style:font-size-asian="11pt" style:font-size-complex="11pt"/>
    </style:style>
    <style:style style:name="P6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fo:font-style="normal" fo:font-weight="normal" style:font-size-asian="11pt" style:font-size-complex="11pt"/>
    </style:style>
    <style:style style:name="P7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fo:font-style="normal" fo:font-weight="normal" officeooo:paragraph-rsid="002327dd" style:font-size-asian="11pt" style:font-size-complex="11pt"/>
    </style:style>
    <style:style style:name="P8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style:font-size-asian="11pt" style:font-size-complex="11pt"/>
    </style:style>
    <style:style style:name="P9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officeooo:paragraph-rsid="002327dd" style:font-size-asian="11pt" style:font-size-complex="11pt"/>
    </style:style>
    <style:style style:name="P10" style:family="paragraph" style:parent-style-name="Preformatted_20_Text">
      <style:paragraph-properties fo:line-height="100%" fo:orphans="2" fo:widows="2"/>
      <style:text-properties fo:color="#000000" style:font-name="Courier New" fo:font-size="11pt" style:font-size-asian="11pt" style:font-size-complex="11pt"/>
    </style:style>
    <style:style style:name="P11" style:family="paragraph" style:parent-style-name="Preformatted_20_Text">
      <style:paragraph-properties fo:line-height="100%" fo:orphans="2" fo:widows="2"/>
      <style:text-properties fo:color="#000000" style:font-name="Courier New" fo:font-size="11pt" officeooo:paragraph-rsid="002327dd" style:font-size-asian="11pt" style:font-size-complex="11pt"/>
    </style:style>
    <style:style style:name="P12" style:family="paragraph" style:parent-style-name="HTML_20_Preformatted">
      <style:paragraph-properties fo:margin-top="0cm" fo:margin-bottom="0cm" loext:contextual-spacing="true" fo:line-height="100%"/>
      <style:text-properties fo:font-variant="normal" fo:text-transform="none" fo:color="#000000" style:font-name="Courier New" fo:font-size="11pt" fo:letter-spacing="normal" fo:font-style="normal" fo:font-weight="bold" style:font-size-asian="11pt" style:font-style-asian="normal" style:font-weight-asian="bold" style:font-size-complex="11pt"/>
    </style:style>
    <style:style style:name="P13" style:family="paragraph" style:parent-style-name="Preformatted_20_Text">
      <style:paragraph-properties fo:margin-top="0cm" fo:margin-bottom="0.499cm" loext:contextual-spacing="false" fo:line-height="100%" fo:orphans="2" fo:widows="2"/>
      <style:text-properties fo:font-variant="normal" fo:text-transform="none" fo:color="#000000" style:font-name="Courier New" fo:font-size="11pt" fo:letter-spacing="normal" fo:font-style="normal" fo:font-weight="normal" style:font-size-asian="11pt" style:font-size-complex="11pt"/>
    </style:style>
    <style:style style:name="P14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bc07a"/>
    </style:style>
    <style:style style:name="P15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fo:font-style="normal" fo:font-weight="normal" style:font-size-asian="11pt" style:font-size-complex="11pt"/>
    </style:style>
    <style:style style:name="P16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fo:font-style="normal" fo:font-weight="normal" officeooo:paragraph-rsid="00253830" style:font-size-asian="11pt" style:font-size-complex="11pt"/>
    </style:style>
    <style:style style:name="P17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fo:font-style="normal" fo:font-weight="bold" officeooo:paragraph-rsid="00253830" style:font-size-asian="11pt" style:font-size-complex="11pt"/>
    </style:style>
    <style:style style:name="P18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officeooo:paragraph-rsid="00253830" style:font-size-asian="11pt" style:font-size-complex="11pt"/>
    </style:style>
    <style:style style:name="P19" style:family="paragraph" style:parent-style-name="Preformatted_20_Text">
      <style:paragraph-properties fo:line-height="100%" fo:orphans="2" fo:widows="2"/>
      <style:text-properties fo:color="#000000" style:font-name="Courier New" fo:font-size="11pt" style:font-size-asian="11pt" style:font-size-complex="11pt"/>
    </style:style>
    <style:style style:name="P20" style:family="paragraph">
      <loext:graphic-properties draw:fill="none"/>
      <style:paragraph-properties fo:text-align="center"/>
      <style:text-properties fo:font-size="11pt"/>
    </style:style>
    <style:style style:name="P21" style:family="paragraph">
      <style:paragraph-properties style:writing-mode="lr-tb"/>
      <style:text-properties style:font-name="Chilanka" fo:font-size="24pt"/>
    </style:style>
    <style:style style:name="P22" style:family="paragraph">
      <loext:graphic-properties draw:fill="solid" draw:fill-color="#000000"/>
      <style:paragraph-properties style:writing-mode="lr-tb"/>
      <style:text-properties style:font-name="Chilanka" fo:font-size="24pt"/>
    </style:style>
    <style:style style:name="P23" style:family="paragraph">
      <loext:graphic-properties draw:fill="none"/>
    </style:style>
    <style:style style:name="P24" style:family="paragraph">
      <style:paragraph-properties fo:line-height="100%"/>
    </style:style>
    <style:style style:name="P25" style:family="paragraph">
      <style:paragraph-properties fo:line-height="100%"/>
      <style:text-properties fo:color="#000000" style:font-name="Courier New" fo:font-size="12pt" style:font-name-complex="Courier New"/>
    </style:style>
    <style:style style:name="P26" style:family="paragraph">
      <style:paragraph-properties fo:margin-top="0cm" fo:margin-bottom="0.499cm" fo:line-height="100%"/>
    </style:style>
    <style:style style:name="P27" style:family="paragraph">
      <loext:graphic-properties draw:fill="none" draw:fill-color="#ffffff"/>
      <style:paragraph-properties fo:line-height="100%" style:writing-mode="lr-tb"/>
      <style:text-properties fo:color="#000000" style:font-name="Courier New" fo:font-size="11pt" style:font-size-asian="11pt" style:font-name-complex="Courier New" style:font-size-complex="11pt" style:font-weight-complex="bold"/>
    </style:style>
    <style:style style:name="P28" style:family="paragraph">
      <style:paragraph-properties fo:text-align="center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officeooo:rsid="0020e1eb" style:text-blinking="false" fo:background-color="#ffffff" loext:char-shading-value="0" style:font-size-asian="11pt" style:font-style-asian="normal" style:font-weight-asian="bold" style:font-size-complex="11pt"/>
    </style:style>
    <style:style style:name="T2" style:family="text">
      <style:text-properties fo:font-variant="normal" fo:text-transform="none" fo:color="#000000" style:font-name="Courier New" fo:font-size="11pt" fo:letter-spacing="normal" fo:font-style="normal" fo:font-weight="bold" style:font-size-asian="11pt" style:font-style-asian="normal" style:font-weight-asian="bold" style:font-size-complex="11pt"/>
    </style:style>
    <style:style style:name="T3" style:family="text">
      <style:text-properties fo:font-variant="normal" fo:text-transform="none" fo:color="#000000" style:font-name="Courier New" fo:font-size="11pt" fo:letter-spacing="normal" fo:font-style="normal" fo:font-weight="bold" fo:background-color="#ffffff" loext:char-shading-value="0" style:font-size-asian="11pt" style:font-style-asian="normal" style:font-weight-asian="bold" style:font-size-complex="11pt"/>
    </style:style>
    <style:style style:name="T4" style:family="text">
      <style:text-properties fo:font-variant="normal" fo:text-transform="none" fo:letter-spacing="normal" fo:font-style="normal" fo:font-weight="bold"/>
    </style:style>
    <style:style style:name="T5" style:family="text">
      <style:text-properties fo:font-variant="normal" fo:text-transform="none" style:font-name="Courier New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6" style:family="text">
      <style:text-properties fo:font-variant="normal" fo:text-transform="none" style:font-name="Courier New" fo:font-size="11pt" fo:letter-spacing="normal" fo:font-style="normal" fo:font-weight="bold" style:font-size-asian="11pt" style:font-size-complex="11pt"/>
    </style:style>
    <style:style style:name="T7" style:family="text">
      <style:text-properties fo:font-variant="normal" fo:text-transform="none" style:font-name="Courier New" fo:font-size="11pt" fo:letter-spacing="normal" fo:font-style="normal" fo:font-weight="bold" officeooo:rsid="002133dc" style:font-size-asian="11pt" style:font-size-complex="11pt"/>
    </style:style>
    <style:style style:name="T8" style:family="text">
      <style:text-properties fo:font-variant="normal" fo:text-transform="none" style:font-name="Courier New" fo:font-size="11pt" fo:letter-spacing="normal" fo:font-style="normal" fo:font-weight="normal" style:font-size-asian="11pt" style:font-style-asian="normal" style:font-weight-asian="normal" style:font-size-complex="11pt"/>
    </style:style>
    <style:style style:name="T9" style:family="text">
      <style:text-properties fo:font-variant="normal" fo:text-transform="none" style:font-name="Courier New" fo:font-size="11pt" fo:letter-spacing="normal" fo:font-style="normal" fo:font-weight="normal" officeooo:rsid="001a4422" style:font-size-asian="11pt" style:font-style-asian="normal" style:font-weight-asian="normal" style:font-size-complex="11pt" style:font-weight-complex="bold"/>
    </style:style>
    <style:style style:name="T10" style:family="text">
      <style:text-properties fo:font-variant="normal" fo:text-transform="none" style:font-name="Courier New" fo:font-size="11pt" fo:letter-spacing="normal" fo:font-style="normal" fo:font-weight="normal" style:font-size-asian="11pt" style:font-size-complex="11pt"/>
    </style:style>
    <style:style style:name="T11" style:family="text">
      <style:text-properties fo:font-variant="normal" fo:text-transform="none" style:font-name="Courier New" fo:font-size="11pt" fo:letter-spacing="normal" fo:language="pt" fo:country="BR" fo:font-style="normal" fo:font-weight="bold" officeooo:rsid="002133dc" style:letter-kerning="false" style:font-name-asian="Liberation Mono3" style:font-size-asian="11pt" style:language-asian="en" style:country-asian="US" style:font-name-complex="Liberation Mono3" style:font-size-complex="11pt" style:language-complex="ar" style:country-complex="SA"/>
    </style:style>
    <style:style style:name="T12" style:family="text">
      <style:text-properties fo:font-variant="normal" fo:text-transform="none" style:font-name="Courier New" fo:font-size="11pt" fo:letter-spacing="normal" fo:language="pt" fo:country="BR" fo:font-style="normal" fo:font-weight="bold" officeooo:rsid="0023f3c5" style:letter-kerning="false" style:font-name-asian="Liberation Mono3" style:font-size-asian="11pt" style:language-asian="en" style:country-asian="US" style:font-name-complex="Liberation Mono3" style:font-size-complex="11pt" style:language-complex="ar" style:country-complex="SA"/>
    </style:style>
    <style:style style:name="T13" style:family="text">
      <style:text-properties fo:font-style="normal" fo:font-weight="bold"/>
    </style:style>
    <style:style style:name="T14" style:family="text">
      <style:text-properties fo:font-style="normal" fo:font-weight="bold" officeooo:rsid="002327dd"/>
    </style:style>
    <style:style style:name="T15" style:family="text">
      <style:text-properties fo:font-style="normal" fo:font-weight="normal"/>
    </style:style>
    <style:style style:name="T16" style:family="text">
      <style:text-properties fo:font-style="normal" fo:font-weight="normal" officeooo:rsid="002327dd" style:font-weight-asian="normal" style:font-weight-complex="normal"/>
    </style:style>
    <style:style style:name="T17" style:family="text">
      <style:text-properties fo:font-weight="bold"/>
    </style:style>
    <style:style style:name="T18" style:family="text">
      <style:text-properties fo:font-weight="bold" officeooo:rsid="0023f3c5" style:font-weight-asian="bold" style:font-weight-complex="bold"/>
    </style:style>
    <style:style style:name="T19" style:family="text">
      <style:text-properties fo:color="#000000" style:font-name="Courier New" fo:font-size="14pt" fo:font-style="italic" style:text-underline-style="solid" style:text-underline-width="auto" style:text-underline-color="font-color" fo:font-weight="bold" officeooo:rsid="0020e1eb" style:font-name-asian="Times New Roman1" style:font-size-asian="14pt" style:language-asian="pt" style:country-asian="BR" style:font-style-asian="italic" style:font-weight-asian="bold" style:font-name-complex="Courier New3"/>
    </style:style>
    <style:style style:name="T20" style:family="text">
      <style:text-properties fo:color="#000000" style:font-name="Courier New" fo:font-size="14pt" fo:language="pt" fo:country="BR" fo:font-style="italic" style:text-underline-style="solid" style:text-underline-width="auto" style:text-underline-color="font-color" fo:font-weight="bold" officeooo:rsid="001bc07a" style:letter-kerning="false" style:font-name-asian="Times New Roman1" style:font-size-asian="14pt" style:language-asian="pt" style:country-asian="BR" style:font-style-asian="italic" style:font-weight-asian="bold" style:font-name-complex="Courier New3" style:font-size-complex="11pt" style:language-complex="ar" style:country-complex="SA"/>
    </style:style>
    <style:style style:name="T21" style:family="text">
      <style:text-properties officeooo:rsid="0023f3c5"/>
    </style:style>
    <style:style style:name="T22" style:family="text">
      <style:text-properties style:font-name="Chilanka" fo:font-size="24pt"/>
    </style:style>
    <style:style style:name="T23" style:family="text">
      <style:text-properties fo:color="#000000" style:font-name="Courier New" fo:font-size="11pt" fo:font-weight="bold" style:font-size-asian="11pt" style:font-weight-asian="bold" style:font-name-complex="Courier New" style:font-size-complex="11pt" style:font-weight-complex="bold"/>
    </style:style>
    <style:style style:name="T24" style:family="text">
      <style:text-properties fo:color="#000000" style:font-name="Courier New" fo:font-size="11pt" style:font-size-asian="11pt" style:font-name-complex="Courier New" style:font-size-complex="11pt"/>
    </style:style>
    <style:style style:name="T25" style:family="text">
      <style:text-properties fo:color="#000000" style:font-name="Courier New" fo:font-size="11pt" style:font-size-asian="11pt" style:font-name-complex="Courier New" style:font-size-complex="11pt" style:font-weight-complex="bold"/>
    </style:style>
    <style:style style:name="gr1" style:family="graphic">
      <style:graphic-properties draw:fill="none" draw:textarea-vertical-align="middle" draw:auto-grow-height="false" fo:min-height="1.769cm" fo:min-width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vertical-align="middle" draw:auto-grow-height="false" fo:min-height="1.76cm" fo:min-width="0.1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579cm" fo:min-width="0.785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4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579cm" fo:min-width="2.099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5" style:family="graphic">
      <style:graphic-properties draw:fill="none" draw:textarea-horizontal-align="justify" draw:textarea-vertical-align="middle" draw:auto-grow-height="false" fo:min-height="7.955cm" fo:min-width="6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21.58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="none" draw:textarea-horizontal-align="justify" draw:textarea-vertical-align="middle" draw:auto-grow-height="false" fo:min-height="9.557cm" fo:min-width="6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custom-shape text:anchor-type="paragraph" draw:z-index="0" draw:name="Figura1" draw:style-name="gr9" draw:text-style-name="P29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T20">S</text:span><text:span text:style-name="T19">om do ceu</text:span></text:p>
      <text:p text:style-name="P1"/>
      <text:p text:style-name="P12"/>
      <text:p text:style-name="P2"><text:bookmark text:name="cifra_tom"/><text:span text:style-name="T2">Tom</text:span><text:span text:style-name="T3">: </text:span><text:span text:style-name="Internet_20_link"><text:span text:style-name="T1">C</text:span></text:span></text:p>
      <text:p text:style-name="P3"><text:bookmark text:name="cifra_afi"/><text:bookmark text:name="cifra_capo"/></text:p>
      <text:p text:style-name="P4"><text:span text:style-name="T5">Intro</text:span><text:span text:style-name="T8">: </text:span><text:span text:style-name="T9"><text:s/></text:span><text:span text:style-name="T7">A</text:span><text:span text:style-name="T6">m</text:span><text:span text:style-name="T10"> <text:s/></text:span><text:span text:style-name="T6">G</text:span><text:span text:style-name="T10"> <text:s/></text:span><text:span text:style-name="T11">F <text:s text:c="4"/></text:span><text:span text:style-name="T12">G</text:span></text:p>
      <text:p text:style-name="P10"><draw:line text:anchor-type="paragraph" draw:z-index="2" draw:name="Forma5" draw:style-name="gr7" draw:text-style-name="P28" svg:x1="8.093cm" svg:y1="0.235cm" svg:x2="8.093cm" svg:y2="24.323cm"><text:p/></draw:line><draw:frame text:anchor-type="paragraph" draw:z-index="3" draw:name="Forma2" draw:style-name="gr6" draw:text-style-name="P27" svg:width="9.863cm" svg:height="21.584cm" svg:x="8.789cm" svg:y="0.432cm"><draw:text-box><text:p text:style-name="P24"><text:span text:style-name="T23">Am</text:span></text:p><text:p text:style-name="P24"><text:span text:style-name="T24"><text:s text:c="2"/></text:span><text:span text:style-name="T24">Receba o som</text:span></text:p><text:p text:style-name="P24"><text:span text:style-name="T23"><text:s text:c="8"/></text:span><text:span text:style-name="T23">G</text:span></text:p><text:p text:style-name="P24"><text:span text:style-name="T24">Da Tua noiva</text:span></text:p><text:p text:style-name="P24"><text:span text:style-name="T23"><text:s text:c="6"/></text:span><text:span text:style-name="T23">F</text:span></text:p><text:p text:style-name="P24"><text:span text:style-name="T24">Que anseia o noivo ver</text:span></text:p><text:p text:style-name="P24"><text:span text:style-name="T23"><text:tab/></text:span><text:span text:style-name="T23"><text:tab/></text:span><text:span text:style-name="T23"><text:tab/></text:span><text:span text:style-name="T23"><text:tab/></text:span><text:span text:style-name="T23"> <text:s text:c="6"/></text:span><text:span text:style-name="T23">G</text:span></text:p><text:p text:style-name="P24"><text:span text:style-name="T24">Que anseia o noivo ver</text:span></text:p><text:p text:style-name="P24"><text:span text:style-name="T24"/></text:p><text:p text:style-name="P25"><text:span text:style-name="T23">F <text:s text:c="9"/>Am <text:s text:c="3"/>G</text:span></text:p><text:p text:style-name="P25"><text:span text:style-name="T24">Vem encher este lugar</text:span></text:p><text:p text:style-name="P25"><text:span text:style-name="T24"><text:s text:c="11"/></text:span><text:span text:style-name="T23">Em <text:s/>F</text:span></text:p><text:p text:style-name="P25"><text:span text:style-name="T24">Vem tomar a direção</text:span></text:p><text:p text:style-name="P25"><text:span text:style-name="T24"/></text:p><text:p text:style-name="P25"><text:span text:style-name="T23"><text:s text:c="14"/></text:span><text:span text:style-name="T23">Am <text:s text:c="4"/>G</text:span></text:p><text:p text:style-name="P25"><text:span text:style-name="T24">Vem mostrar o Teu poder</text:span></text:p><text:p text:style-name="P25"><text:span text:style-name="T23"><text:s text:c="10"/></text:span><text:span text:style-name="T23">Em <text:s text:c="2"/>F <text:s/></text:span></text:p><text:p text:style-name="P25"><text:span text:style-name="T24">Em nossos corações</text:span></text:p><text:p text:style-name="P25"><text:span text:style-name="T24"/></text:p><text:p text:style-name="P25"><text:span text:style-name="T23"><text:s text:c="14"/></text:span><text:span text:style-name="T23">Am <text:s text:c="3"/>G</text:span><text:span text:style-name="T23"><text:tab/></text:span><text:span text:style-name="T23"><text:tab/></text:span><text:span text:style-name="T23"><text:tab/></text:span><text:span text:style-name="T23"><text:tab/></text:span></text:p><text:p text:style-name="P25"><text:span text:style-name="T24">Eu já sinto o Teu fluir</text:span></text:p><text:p text:style-name="P25"><text:span text:style-name="T23"><text:s text:c="15"/></text:span><text:span text:style-name="T23">Em <text:s text:c="2"/>F <text:s/></text:span></text:p><text:p text:style-name="P25"><text:span text:style-name="T24">Posso ouvir um novo som</text:span></text:p><text:p text:style-name="P25"><text:span text:style-name="T24"/></text:p><text:p text:style-name="P25"><text:span text:style-name="T23"><text:s text:c="16"/></text:span><text:span text:style-name="T23">Am <text:s text:c="3"/>G</text:span></text:p><text:p text:style-name="P25"><text:span text:style-name="T24">É o som do céu, eu creio</text:span></text:p><text:p text:style-name="P25"><text:span text:style-name="T24"/></text:p><text:p text:style-name="P25"><text:span text:style-name="T23"><text:s text:c="16"/></text:span><text:span text:style-name="T23">Em <text:s text:c="3"/>F <text:s/></text:span></text:p><text:p text:style-name="P25"><text:span text:style-name="T24">É o som do céu, eu creio</text:span></text:p><text:p text:style-name="P25"><text:span text:style-name="T23"><text:s text:c="16"/></text:span><text:span text:style-name="T23">Am <text:s text:c="3"/>G <text:s/></text:span></text:p><text:p text:style-name="P25"><text:span text:style-name="T24">É o som do céu, eu creio</text:span></text:p><text:p text:style-name="P24"><text:span text:style-name="T24"/></text:p><text:p text:style-name="P25"><text:span text:style-name="T23">Instrumental: Am G F </text:span></text:p><text:p text:style-name="P24"><text:span text:style-name="T24"/></text:p><text:p text:style-name="P24"><text:span text:style-name="T23"><text:s text:c="3"/></text:span><text:span text:style-name="T23">Am <text:s text:c="15"/>G</text:span></text:p><text:p text:style-name="P24"><text:span text:style-name="T24">Queremos Teu fogo, buscamos Tua face</text:span></text:p><text:p text:style-name="P24"><text:span text:style-name="T23"><text:s text:c="5"/></text:span><text:span text:style-name="T23">F <text:s text:c="13"/>G</text:span></text:p><text:p text:style-name="P26"><text:span text:style-name="T24">Não deixes o fogo se apagar</text:span></text:p><text:p text:style-name="P24"><text:span text:style-name="T25"/></text:p><text:p text:style-name="P24"><text:span text:style-name="T25"/></text:p><text:p text:style-name="P24"><text:span text:style-name="T25"/></text:p><text:p text:style-name="P24"><text:span text:style-name="T23"><text:s text:c="3"/></text:span><text:span text:style-name="T23">Am <text:s text:c="15"/>G</text:span></text:p><text:p text:style-name="P24"><text:span text:style-name="T24">Queremos Teu fogo, buscamos Tua face</text:span></text:p><text:p text:style-name="P24"><text:span text:style-name="T23"><text:s text:c="5"/></text:span><text:span text:style-name="T23">F <text:s text:c="13"/>G</text:span></text:p><text:p text:style-name="P26"><text:span text:style-name="T24">Não deixes o fogo se apagar</text:span></text:p></draw:text-box></draw:frame></text:p>
      <text:p text:style-name="P5">Am</text:p>
      <text:p text:style-name="P8"><text:s text:c="2"/><text:span text:style-name="T15">Receba o som</text:span></text:p>
      <text:p text:style-name="P8"><text:s text:c="10"/><text:span text:style-name="T13">G</text:span></text:p>
      <text:p text:style-name="P6">Da Tua igreja</text:p>
      <text:p text:style-name="P8"><text:s text:c="6"/><text:span text:style-name="T13">F</text:span></text:p>
      <text:p text:style-name="P6">Que anseia Te adorar</text:p>
      <text:p text:style-name="P8"><text:s text:c="22"/><text:span text:style-name="T13">G</text:span></text:p>
      <text:p text:style-name="P6">Que anseia Te adorar</text:p>
      <text:p text:style-name="P10"><draw:custom-shape text:anchor-type="paragraph" draw:z-index="4" draw:name="Forma1" draw:style-name="gr5" draw:text-style-name="P23" svg:width="6.88cm" svg:height="7.956cm" svg:x="8.456cm" svg:y="0.261cm"><text:p/><draw:enhanced-geometry svg:viewBox="0 0 21600 21600" draw:type="rectangle" draw:enhanced-path="M 0 0 L 21600 0 21600 21600 0 21600 0 0 Z N"/></draw:custom-shape></text:p>
      <text:p text:style-name="P10"/>
      <text:p text:style-name="P5">Am</text:p>
      <text:p text:style-name="P8"><text:s text:c="2"/><text:span text:style-name="T15">Receba o som</text:span></text:p>
      <text:p text:style-name="P8"><text:s text:c="8"/><text:span text:style-name="T13">G</text:span></text:p>
      <text:p text:style-name="P6">Da Tua noiva</text:p>
      <text:p text:style-name="P8"><text:s text:c="6"/><text:span text:style-name="T13">F</text:span></text:p>
      <text:p text:style-name="P6">Que anseia o noivo ver</text:p>
      <text:p text:style-name="P11"><draw:custom-shape text:anchor-type="char" draw:z-index="5" draw:style-name="gr3" draw:text-style-name="P22" svg:width="0.809cm" svg:height="0.602cm" svg:x="15.785cm" svg:y="0.325cm"><text:p text:style-name="P21"><text:span text:style-name="T22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tab/><text:tab/><text:tab/><text:tab/> <text:s/><text:span text:style-name="T4">G</text:span></text:p>
      <text:p text:style-name="P6">Que anseia o noivo ver</text:p>
      <text:p text:style-name="P10"/>
      <text:p text:style-name="P10"><draw:custom-shape text:anchor-type="paragraph" draw:z-index="1" draw:name="Forma1" draw:style-name="gr8" draw:text-style-name="P23" svg:width="6.88cm" svg:height="9.558cm" svg:x="-0.178cm" svg:y="0.351cm"><text:p/><draw:enhanced-geometry svg:viewBox="0 0 21600 21600" draw:type="rectangle" draw:enhanced-path="M 0 0 L 21600 0 21600 21600 0 21600 0 0 Z N"/></draw:custom-shape></text:p>
      <text:p text:style-name="P6"><text:span text:style-name="T17">F</text:span> <text:s text:c="9"/><text:span text:style-name="T17">Am</text:span> <text:s text:c="3"/><text:span text:style-name="T17">G</text:span></text:p>
      <text:p text:style-name="P6">Vem encher este lugar</text:p>
      <text:p text:style-name="P8"><text:s text:c="11"/><text:span text:style-name="T18">E</text:span><text:span text:style-name="T13">m</text:span><text:span text:style-name="T15"> <text:s/></text:span><text:span text:style-name="T13">F</text:span></text:p>
      <text:p text:style-name="P6">Vem tomar a direção</text:p>
      <text:p text:style-name="P6"/>
      <text:p text:style-name="P8"><text:s text:c="14"/><text:span text:style-name="T13">Am</text:span><text:span text:style-name="T15"> <text:s text:c="4"/></text:span><text:span text:style-name="T13">G</text:span></text:p>
      <text:p text:style-name="P6">Vem mostrar o Teu poder</text:p>
      <text:p text:style-name="P8"><text:s text:c="10"/><text:span text:style-name="T13">Em</text:span><text:span text:style-name="T15"> <text:s text:c="2"/></text:span><text:span text:style-name="T13">F</text:span><text:span text:style-name="T15"> <text:s/></text:span></text:p>
      <text:p text:style-name="P6">Em nossos corações</text:p>
      <text:p text:style-name="P6"/>
      <text:p text:style-name="P8"><text:s text:c="14"/><text:span text:style-name="T13">Am</text:span><text:span text:style-name="T15"> <text:s text:c="3"/></text:span><text:span text:style-name="T13">G<text:tab/><text:tab/><text:tab/><text:tab/></text:span></text:p>
      <text:p text:style-name="P6">Eu já sinto o Teu fluir</text:p>
      <text:p text:style-name="P8"><text:s text:c="15"/><text:span text:style-name="T18">E</text:span><text:span text:style-name="T13">m</text:span><text:span text:style-name="T15"> <text:s text:c="2"/></text:span><text:span text:style-name="T13">F</text:span><text:span text:style-name="T15"> <text:s/></text:span></text:p>
      <text:p text:style-name="P6"><draw:custom-shape text:anchor-type="paragraph" draw:z-index="10" draw:name="Forma4" draw:style-name="gr2" draw:text-style-name="P20" svg:width="0.429cm" svg:height="1.856cm" svg:x="17.134cm" svg:y="0.386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11" draw:name="Forma4" draw:style-name="gr2" draw:text-style-name="P20" svg:width="0.429cm" svg:height="1.856cm" svg:x="17.134cm" svg:y="0.386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Posso ouvir um novo som</text:p>
      <text:p text:style-name="P6"><draw:custom-shape text:anchor-type="char" draw:z-index="6" draw:style-name="gr3" draw:text-style-name="P22" svg:width="0.809cm" svg:height="0.602cm" svg:x="17.829cm" svg:y="0.388cm"><text:p text:style-name="P21"><text:span text:style-name="T22">4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8"><text:s text:c="16"/><text:span text:style-name="T13">Am</text:span><text:span text:style-name="T15"> <text:s text:c="3"/></text:span><text:span text:style-name="T13">G</text:span></text:p>
      <text:p text:style-name="P6">É o som do céu, eu creio</text:p>
      <text:p text:style-name="P8"><text:s text:c="16"/><text:span text:style-name="T21">E</text:span><text:span text:style-name="T13">m</text:span><text:span text:style-name="T15"> <text:s text:c="3"/></text:span><text:span text:style-name="T13">F</text:span><text:span text:style-name="T15"> <text:s/></text:span></text:p>
      <text:p text:style-name="P6">É o som do céu, eu creio</text:p>
      <text:p text:style-name="P8"><draw:custom-shape text:anchor-type="char" draw:z-index="7" draw:style-name="gr4" draw:text-style-name="P22" svg:width="2.123cm" svg:height="0.602cm" svg:x="8.929cm" svg:y="0.206cm"><text:p text:style-name="P21"><text:span text:style-name="T22">Refrão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 text:c="16"/><text:span text:style-name="T13">Am</text:span><text:span text:style-name="T15"> <text:s text:c="3"/></text:span><text:span text:style-name="T13">G</text:span><text:span text:style-name="T15"> <text:s/></text:span></text:p>
      <text:p text:style-name="P6">É o som do céu, eu creio</text:p>
      <text:p text:style-name="P10"><draw:custom-shape text:anchor-type="paragraph" draw:z-index="12" draw:name="Forma4" draw:style-name="gr1" draw:text-style-name="P20" svg:width="0.44cm" svg:height="1.865cm" svg:x="17.037cm" svg:y="0.434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9"><text:span text:style-name="T14">Instrumental: Am G F</text:span><text:span text:style-name="T15"> <text:s text:c="15"/></text:span></text:p>
      <text:p text:style-name="P10"><draw:custom-shape text:anchor-type="char" draw:z-index="9" draw:style-name="gr3" draw:text-style-name="P22" svg:width="0.809cm" svg:height="0.602cm" svg:x="17.697cm" svg:y="0.169cm"><text:p text:style-name="P21"><text:span text:style-name="T22">4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7">Am</text:p>
      <text:p text:style-name="P18"><text:s text:c="2"/><text:span text:style-name="T15">Receba o som</text:span></text:p>
      <text:p text:style-name="P18"><text:s text:c="10"/><text:span text:style-name="T13">G</text:span></text:p>
      <text:p text:style-name="P16"><draw:custom-shape text:anchor-type="char" draw:z-index="8" draw:style-name="gr4" draw:text-style-name="P22" svg:width="2.123cm" svg:height="0.602cm" svg:x="8.784cm" svg:y="0.157cm"><text:p text:style-name="P21"><text:span text:style-name="T22">Refrão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Da Tua igreja</text:p>
      <text:p text:style-name="P18"><text:s text:c="6"/><text:span text:style-name="T13">F</text:span></text:p>
      <text:p text:style-name="P16">Que anseia Te adorar</text:p>
      <text:p text:style-name="P18"><text:s text:c="22"/><text:span text:style-name="T13">G</text:span></text:p>
      <text:p text:style-name="P16">Que anseia Te adorar</text:p>
      <text:p text:style-name="P6"><text:span text:style-name="T1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Calibri2" svg:font-family="Calibri" style:font-pitch="variable"/>
    <style:font-face style:name="Courier New2" svg:font-family="'Courier New'" style:font-pitch="variable"/>
    <style:font-face style:name="Liberation Mono2" svg:font-family="'Liberation Mono', 'Courier New'" style:font-pitch="variable"/>
    <style:font-face style:name="Lohit Devanagari" svg:font-family="'Lohit Devanagari'" style:font-pitch="variable"/>
    <style:font-face style:name="Noto Sans CJK SC Regular" svg:font-family="'Noto Sans CJK SC Regular'" style:font-pitch="variable"/>
    <style:font-face style:name="Tahoma2" svg:font-family="Tahoma" style:font-pitch="variable"/>
    <style:font-face style:name="Times New Roman" svg:font-family="'Times New Roman'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3" svg:font-family="'Courier New'" style:font-family-generic="system" style:font-pitch="variable"/>
    <style:font-face style:name="Liberation Mono3" svg:font-family="'Liberation Mono'" style:font-family-generic="system" style:font-pitch="variable"/>
    <style:font-face style:name="Lohit Devanagari1" svg:font-family="'Lohit Devanagari'" style:font-family-generic="system" style:font-pitch="variable"/>
    <style:font-face style:name="Noto Sans CJK SC Regular1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Courier New3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3" style:font-family-asian="'Liberation Mono'" style:font-family-generic-asian="system" style:font-pitch-asian="variable" style:font-size-asian="10pt" style:font-name-complex="Liberation Mono3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Courier New3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25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8-18T15:48:00</meta:creation-date>
    <meta:initial-creator>Arthur</meta:initial-creator>
    <dc:language>pt-BR</dc:language>
    <meta:print-date>2015-02-14T18:13:00</meta:print-date>
    <dc:date>2020-06-15T14:38:51.695000000</dc:date>
    <meta:editing-cycles>60</meta:editing-cycles>
    <meta:editing-duration>P1DT7H25M39S</meta:editing-duration>
    <meta:generator>LibreOffice/6.3.4.2$Windows_X86_64 LibreOffice_project/60da17e045e08f1793c57c00ba83cdfce946d0aa</meta:generator>
    <meta:document-statistic meta:table-count="0" meta:image-count="0" meta:object-count="0" meta:page-count="1" meta:paragraph-count="46" meta:word-count="137" meta:character-count="783" meta:non-whitespace-character-count="41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